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text-indent="0in" style:auto-text-indent="false"/>
    </style:style>
    <style:style style:name="P3" style:family="paragraph" style:parent-style-name="List_20_Paragraph">
      <style:paragraph-properties fo:margin-left="1in" fo:margin-right="0in" fo:text-indent="0in" style:auto-text-indent="false"/>
    </style:style>
    <style:style style:name="P4" style:family="paragraph" style:parent-style-name="Standard">
      <style:text-properties fo:font-size="14pt" fo:font-weight="bold" style:font-size-asian="14pt"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margin-left="-0.0402in" fo:margin-right="0in" fo:margin-top="0in" fo:margin-bottom="0.1252in" loext:contextual-spacing="false" fo:text-align="center" style:justify-single-word="false" fo:text-indent="0in" style:auto-text-indent="false">
        <style:tab-stops>
          <style:tab-stop style:position="-0.5134in"/>
          <style:tab-stop style:position="-0.0402in"/>
          <style:tab-stop style:position="0.2346in"/>
          <style:tab-stop style:position="0.3138in"/>
          <style:tab-stop style:position="0.3929in"/>
          <style:tab-stop style:position="0.4709in"/>
          <style:tab-stop style:position="0.55in"/>
          <style:tab-stop style:position="0.722in"/>
          <style:tab-stop style:position="0.9598in"/>
          <style:tab-stop style:position="1.2307in"/>
          <style:tab-stop style:position="1.4598in"/>
          <style:tab-stop style:position="1.739in"/>
          <style:tab-stop style:position="1.9598in"/>
          <style:tab-stop style:position="2.1957in"/>
          <style:tab-stop style:position="2.4598in"/>
          <style:tab-stop style:position="2.7043in"/>
          <style:tab-stop style:position="2.9598in"/>
          <style:tab-stop style:position="3.2126in"/>
          <style:tab-stop style:position="3.4598in"/>
          <style:tab-stop style:position="3.7209in"/>
          <style:tab-stop style:position="3.9598in"/>
          <style:tab-stop style:position="4.2291in"/>
          <style:tab-stop style:position="4.4598in"/>
          <style:tab-stop style:position="4.6866in"/>
          <style:tab-stop style:position="4.8398in"/>
          <style:tab-stop style:position="4.9598in"/>
          <style:tab-stop style:position="5.0429in"/>
          <style:tab-stop style:position="5.1953in"/>
          <style:tab-stop style:position="5.348in"/>
          <style:tab-stop style:position="5.4598in"/>
          <style:tab-stop style:position="5.7035in"/>
          <style:tab-stop style:position="5.9598in"/>
          <style:tab-stop style:position="6.2118in"/>
        </style:tab-stops>
      </style:paragraph-properties>
      <style:text-properties style:font-name-complex="Calibri1"/>
    </style:style>
    <style:style style:name="P7" style:family="paragraph" style:parent-style-name="List_20_Paragraph">
      <style:text-properties fo:font-weight="bold" style:font-weight-asian="bold"/>
    </style:style>
    <style:style style:name="P8" style:family="paragraph" style:parent-style-name="Standard" style:master-page-name="Standard">
      <style:paragraph-properties style:page-number="auto"/>
      <style:text-properties officeooo:rsid="00094684" officeooo:paragraph-rsid="00094684"/>
    </style:style>
    <style:style style:name="P9" style:family="paragraph" style:parent-style-name="List_20_Paragraph" style:list-style-name="WWNum2"/>
    <style:style style:name="P10" style:family="paragraph" style:parent-style-name="List_20_Paragraph" style:list-style-name="WWNum4"/>
    <style:style style:name="T1" style:family="text">
      <style:text-properties fo:font-weight="bold" style:font-weight-asian="bold"/>
    </style:style>
    <style:style style:name="T2" style:family="text">
      <style:text-properties fo:font-weight="bold" officeooo:rsid="000cb24b" style:font-weight-asian="bold"/>
    </style:style>
    <style:style style:name="T3" style:family="text">
      <style:text-properties fo:font-weight="bold" officeooo:rsid="0011c1c6" style:font-weight-asian="bold"/>
    </style:style>
    <style:style style:name="T4" style:family="text">
      <style:text-properties fo:font-weight="bold" officeooo:rsid="0012d1aa" style:font-weight-asian="bold" style:font-weight-complex="bold"/>
    </style:style>
    <style:style style:name="T5" style:family="text">
      <style:text-properties fo:font-weight="bold" officeooo:rsid="0015c5c5" style:font-weight-asian="bold" style:font-weight-complex="bold"/>
    </style:style>
    <style:style style:name="T6" style:family="text">
      <style:text-properties fo:font-weight="bold" officeooo:rsid="0015f9de" style:font-weight-asian="bold" style:font-weight-complex="bold"/>
    </style:style>
    <style:style style:name="T7" style:family="text">
      <style:text-properties fo:font-weight="bold" officeooo:rsid="0015f9de" style:font-weight-asian="bold"/>
    </style:style>
    <style:style style:name="T8" style:family="text">
      <style:text-properties style:font-name="Verdana" fo:font-size="9pt" fo:font-style="italic" style:font-size-asian="9pt" style:font-style-asian="italic" style:font-name-complex="Verdana1" style:font-size-complex="9pt"/>
    </style:style>
    <style:style style:name="T9" style:family="text">
      <style:text-properties style:font-name="Verdana" fo:font-size="9pt" style:font-size-asian="9pt" style:font-name-complex="Verdana1" style:font-size-complex="9pt"/>
    </style:style>
    <style:style style:name="T10" style:family="text">
      <style:text-properties style:font-name-complex="Calibri1"/>
    </style:style>
    <style:style style:name="T11" style:family="text">
      <style:text-properties fo:font-style="italic" style:font-style-asian="italic"/>
    </style:style>
    <style:style style:name="T12" style:family="text">
      <style:text-properties fo:font-style="italic" style:font-style-asian="italic" style:font-name-complex="Calibri1"/>
    </style:style>
    <style:style style:name="T13" style:family="text">
      <style:text-properties style:text-underline-style="solid" style:text-underline-width="auto" style:text-underline-color="font-color"/>
    </style:style>
    <style:style style:name="T14" style:family="text">
      <style:text-properties officeooo:rsid="0012d1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Final assignment C programming </text:p>
      <text:p text:style-name="Standard">This assignment deals with recording and analyzing exam results.</text:p>
      <text:p text:style-name="Standard">Your program needs to be capable of storing information about students, courses and the exam results. Furthermore it allows a user to calculate certain course statistics and to remove exam results if a better grade for the same student and course) is available.</text:p>
      <text:p text:style-name="Standard">The zip file placed on blackboard contains the following files:</text:p>
      <text:list xml:id="list2741441407363245157" text:style-name="WWNum2">
        <text:list-item>
          <text:p text:style-name="P9">structs.txt: text file containing the definition of the various structs and function prototypes that need to be used in the program.</text:p>
        </text:list-item>
        <text:list-item>
          <text:p text:style-name="P9">students.txt: text file containing information about the students.</text:p>
        </text:list-item>
        <text:list-item>
          <text:p text:style-name="P9">courses.txt: text file containing information about the courses.</text:p>
        </text:list-item>
      </text:list>
      <text:p text:style-name="List_20_Paragraph"/>
      <text:p text:style-name="P5">Task description</text:p>
      <text:p text:style-name="Standard">The assignment consists of the following task:</text:p>
      <text:list xml:id="list7384089300193984982" text:style-name="WWNum4">
        <text:list-item>
          <text:p text:style-name="P10">Implement the function <text:span text:style-name="T8">input_student_info</text:span><text:span text:style-name="T9"> (see </text:span>prototype in structs.txt). This function needs to store information about the students by reading this information from a file selected by the user. Here information for all the members of the struct student needs to be read from the file, e.g. “students.txt”. Note that all previously entered/stored information must not be overwritten (you may assume that the file only contains info about new students). <text:span text:style-name="T1">[5 marks] </text:span><text:span text:style-name="T2">(Done)</text:span></text:p>
        </text:list-item>
      </text:list>
      <text:p text:style-name="List_20_Paragraph"/>
      <text:list xml:id="list185261565191980" text:continue-numbering="true" text:style-name="WWNum4">
        <text:list-item>
          <text:p text:style-name="P10">Implement the function <text:span text:style-name="T8">input_course_info</text:span><text:span text:style-name="T9"> (see </text:span>prototype in structs.txt). This function needs to store information about the courses by reading this information from a file selected by the user. Here information for all the members of the struct course needs to be read from the file, e.g. “courses.txt”. Note that all previously entered/stored information must not be overwritten (you may assume that the file only contains info about new courses). <text:span text:style-name="T1">[5 marks]</text:span><text:span text:style-name="T3">(Done)</text:span></text:p>
        </text:list-item>
      </text:list>
      <text:p text:style-name="List_20_Paragraph"/>
      <text:list xml:id="list185260785952078" text:continue-numbering="true" text:style-name="WWNum4">
        <text:list-item>
          <text:p text:style-name="P10">Implement the function <text:span text:style-name="T8">input_exam_info</text:span><text:span text:style-name="T9"> (see </text:span>prototype in structs.txt). <text:span text:style-name="T10">This function allows the user to enter the results from an exam by providing the id’s of the student and the course and the corresponding grade. The exam info needs to be stored in the list referred to by exam</text:span><text:span text:style-name="T12">_ptr</text:span><text:span text:style-name="T10">. Note that a previous grade for an exam (for this student and course) must not be overwritten. The variable </text:span><text:span text:style-name="T12">success </text:span><text:span text:style-name="T10">indicates at exit whether the exam info has been successfully stored. If for example id’s of students or course do not exist this variable needs to be set to false. </text:span><text:span text:style-name="T1">[15 marks]</text:span><text:span text:style-name="T7">(Done)</text:span></text:p>
        </text:list-item>
      </text:list>
      <text:p text:style-name="List_20_Paragraph"><text:soft-page-break/></text:p>
      <text:list xml:id="list185261610743648" text:continue-numbering="true" text:style-name="WWNum4">
        <text:list-item>
          <text:p text:style-name="P10"><text:bookmark-start text:name="_Ref340065265"/>Implement the function <text:span text:style-name="T11">update_stats </text:span><text:span text:style-name="T9">(see </text:span>prototype in structs.txt). This function calculates and stores, based on the info about exams stored in the list referred to by exam<text:span text:style-name="T11">_ptr</text:span>, the statistics (i.e. all members in the struct stats) for each course stored in the list referred to by course<text:span text:style-name="T11">_ptr.</text:span> The statistics for all teams are stored in a list referred to by <text:span text:style-name="T11">stats_ptr</text:span>. <text:span text:style-name="T1">[20 marks]</text:span></text:p>
        </text:list-item>
      </text:list>
      <text:p text:style-name="Standard"/>
      <text:list xml:id="list185260207821475" text:continue-numbering="true" text:style-name="WWNum4">
        <text:list-item>
          <text:p text:style-name="P10">Implement functionality that allows the user to remove results from a student if a higher grade (for the same combination of student and course) is available. The procedure needs to be as follows:<text:bookmark-end text:name="_Ref340065265"/></text:p>
          <text:list>
            <text:list-item>
              <text:p text:style-name="P10">user is presented a list of all available students.</text:p>
            </text:list-item>
            <text:list-item>
              <text:p text:style-name="P10">user selects student from the list.</text:p>
            </text:list-item>
            <text:list-item>
              <text:p text:style-name="P10">for the selected student only the highest grade for each course is kept; all other results for that student are removed</text:p>
            </text:list-item>
            <text:list-item>
              <text:p text:style-name="P10">The function <text:span text:style-name="T11">update_stats</text:span> is called to make sure that the removed exam results are not included in the calculation of the course statistics. </text:p>
            </text:list-item>
          </text:list>
        </text:list-item>
      </text:list>
      <text:p text:style-name="P7">[25 marks]</text:p>
      <text:p text:style-name="List_20_Paragraph"/>
      <text:list xml:id="list185260796977481" text:continue-numbering="true" text:style-name="WWNum4">
        <text:list-item>
          <text:p text:style-name="P10">Add a menu to the program allowing the user to choose any of the following tasks: </text:p>
          <text:list>
            <text:list-item>
              <text:p text:style-name="P10">Manually input information about the students. </text:p>
            </text:list-item>
          </text:list>
        </text:list-item>
      </text:list>
      <text:p text:style-name="P3">Here the function <text:span text:style-name="T8">input_student_info</text:span><text:span text:style-name="T9"> (see</text:span> 1.) needs to be called.<text:span text:style-name="T4">(Done)</text:span></text:p>
      <text:list xml:id="list185260968511594" text:continue-numbering="true" text:style-name="WWNum4">
        <text:list-item>
          <text:list>
            <text:list-item>
              <text:p text:style-name="P10">Manually input information about courses. <text:span text:style-name="T4">(Done)</text:span></text:p>
            </text:list-item>
          </text:list>
        </text:list-item>
      </text:list>
      <text:p text:style-name="P3">Here the function <text:span text:style-name="T8">input_course_info</text:span><text:span text:style-name="T9"> (see</text:span> 2.) needs to be called</text:p>
      <text:list xml:id="list185261338879279" text:continue-numbering="true" text:style-name="WWNum4">
        <text:list-item>
          <text:list>
            <text:list-item>
              <text:p text:style-name="P10">Manually input information about exam results.</text:p>
            </text:list-item>
          </text:list>
        </text:list-item>
      </text:list>
      <text:p text:style-name="P3">Here the function <text:span text:style-name="T8">input_exam_info</text:span><text:span text:style-name="T9"> (see</text:span> 3.) needs to be called.<text:span text:style-name="T6">(Done)</text:span></text:p>
      <text:list xml:id="list185261681869540" text:continue-numbering="true" text:style-name="WWNum4">
        <text:list-item>
          <text:list>
            <text:list-item>
              <text:p text:style-name="P10">Calculate course statistics.</text:p>
            </text:list-item>
          </text:list>
        </text:list-item>
      </text:list>
      <text:p text:style-name="P3">Here the function <text:span text:style-name="T11">update_stats </text:span><text:span text:style-name="T9">(see 4.) needs to be c</text:span><text:bookmark text:name="_GoBack"/><text:span text:style-name="T9">alled.</text:span></text:p>
      <text:list xml:id="list185261063712004" text:continue-numbering="true" text:style-name="WWNum4">
        <text:list-item>
          <text:list>
            <text:list-item>
              <text:p text:style-name="P10">Remove results from a user if a higher grade (for the same combination of student and course) is available.</text:p>
            </text:list-item>
          </text:list>
        </text:list-item>
      </text:list>
      <text:p text:style-name="P3">Here the function implemented in 5. Needs to be called.</text:p>
      <text:list xml:id="list185260607236138" text:continue-numbering="true" text:style-name="WWNum4">
        <text:list-item>
          <text:list>
            <text:list-item>
              <text:p text:style-name="P10">Show student Info. <text:span text:style-name="T4">(done)</text:span></text:p>
            </text:list-item>
          </text:list>
        </text:list-item>
      </text:list>
      <text:p text:style-name="P3">Here information about all the students needs to be displayed on the screen. For each student the info stored in the struct student needs to be shown<text:span text:style-name="T9">.</text:span></text:p>
      <text:list xml:id="list185261533153909" text:continue-numbering="true" text:style-name="WWNum4">
        <text:list-item>
          <text:list>
            <text:list-item>
              <text:p text:style-name="P10">Show course Info. <text:span text:style-name="T4">(done)</text:span></text:p>
            </text:list-item>
          </text:list>
        </text:list-item>
      </text:list>
      <text:p text:style-name="P3">Here information about all the courses needs to be displayed on the screen. For each course the info stored in the struct course needs to be shown<text:span text:style-name="T9">.</text:span></text:p>
      <text:list xml:id="list185260804148921" text:continue-numbering="true" text:style-name="WWNum4">
        <text:list-item>
          <text:list>
            <text:list-item>
              <text:p text:style-name="P10">Show statistics. </text:p>
            </text:list-item>
          </text:list>
        </text:list-item>
      </text:list>
      <text:p text:style-name="P3">Here the statistics for each course needs to be displayed on the screen. For each course the numberOfPasses, the numberOfFails and the numberOfStudents needs to be shown (see struct stats)<text:span text:style-name="T9">. Note that the sum of the </text:span>numberOfPasses and the numberOfFails does not need to <text:soft-page-break/>be equal to the numberOfStudents because re-sit results may be present.</text:p>
      <text:p text:style-name="P2">When a task is finished this menu needs to be presented again. Note that all previously entered/stored information must not be overwritten. <text:span text:style-name="T1">[10 marks]</text:span></text:p>
      <text:p text:style-name="List_20_Paragraph"/>
      <text:list xml:id="list185260290657107" text:continue-numbering="true" text:style-name="WWNum4">
        <text:list-item>
          <text:p text:style-name="P10">Improve the re-usability of your program by dividing the code over various files. Here, functions put in one file need to be logically connected. Furthermore you need to distinguish between header files (*.h) and code files (*.c). </text:p>
        </text:list-item>
      </text:list>
      <text:p text:style-name="P2">Note: you need to prevent that the same header file is included more than once in the generated object file. <text:span text:style-name="T1">[10 marks]</text:span></text:p>
      <text:p text:style-name="List_20_Paragraph"/>
      <text:p text:style-name="P5">Assessment</text:p>
      <text:p text:style-name="Standard">This is an <text:span text:style-name="T13">individual</text:span> assignment. The number of marks you can get for each item is indicated above. The maximum score is 90 marks. Your grade is calculated as follows:</text:p>
      <text:p text:style-name="P6">Grade = <text:s/>1 <text:s/>+ <text:s/>9 * ( &lt;collected score&gt; / &lt;maximum score&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Wiepke Knobbe</meta:initial-creator>
    <meta:editing-cycles>8</meta:editing-cycles>
    <meta:creation-date>2014-11-12T10:38:00</meta:creation-date>
    <dc:date>2016-06-19T18:52:59.768164247</dc:date>
    <meta:editing-duration>PT15H12M59S</meta:editing-duration>
    <meta:generator>LibreOffice/5.1.3.2$Linux_X86_64 LibreOffice_project/10m0$Build-2</meta:generator>
    <meta:document-statistic meta:table-count="0" meta:image-count="0" meta:object-count="0" meta:page-count="3" meta:paragraph-count="43" meta:word-count="887" meta:character-count="5346" meta:non-whitespace-character-count="4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